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e_20_préformaté">
      <style:text-properties style:font-name="Liberation Mono" style:font-name-complex="Liberation Mono"/>
    </style:style>
    <style:style style:name="P2" style:family="paragraph" style:parent-style-name="Texte_20_préformaté">
      <style:text-properties fo:color="#000000" loext:opacity="100%" style:font-name="Liberation Mono" style:font-name-complex="Liberation Mono"/>
    </style:style>
    <style:style style:name="T1" style:family="text">
      <style:text-properties fo:font-variant="normal" fo:text-transform="none" fo:color="#000000" loext:opacity="100%" style:font-name="Liberation Mono" fo:font-size="10pt" fo:letter-spacing="normal" fo:font-style="normal" fo:font-weight="normal" style:font-size-asian="10pt" style:font-style-asian="normal" style:font-weight-asian="normal" style:font-name-complex="Liberation Mono"/>
    </style:style>
    <style:style style:name="T2" style:family="text">
      <style:text-properties fo:font-variant="normal" fo:text-transform="none" fo:color="#000000" loext:opacity="100%" style:font-name="Liberation Mono" fo:font-size="10pt" fo:letter-spacing="normal" fo:font-style="normal" fo:font-weight="normal" style:font-size-asian="10pt" style:font-style-asian="normal" style:font-weight-asian="normal" style:font-name-complex="Liberation Mono" style:font-style-complex="normal"/>
    </style:style>
    <style:style style:name="T3" style:family="text">
      <style:text-properties fo:font-variant="normal" fo:text-transform="none" fo:color="#000000" loext:opacity="100%" style:font-name="Liberation Mono" fo:font-size="10pt" fo:letter-spacing="normal" fo:font-style="normal" fo:font-weight="normal" style:font-size-asian="10pt" style:font-style-asian="normal" style:font-weight-asian="normal" style:font-name-complex="Liberation Mono" style:font-style-complex="normal" style:font-weight-complex="normal"/>
    </style:style>
    <style:style style:name="T4" style:family="text">
      <style:text-properties fo:font-variant="normal" fo:text-transform="none" fo:color="#000000" loext:opacity="100%" style:font-name="Liberation Mono" fo:font-size="10pt" fo:letter-spacing="normal" fo:font-style="normal" fo:font-weight="normal" style:font-size-asian="10pt" style:font-style-asian="normal" style:font-weight-asian="normal" style:font-name-complex="Liberation Mono" style:font-weight-complex="normal"/>
    </style:style>
    <style:style style:name="T5" style:family="text">
      <style:text-properties fo:font-variant="normal" fo:text-transform="none" fo:color="#000000" loext:opacity="100%" style:font-name="Liberation Mono" fo:font-size="10pt" fo:letter-spacing="normal" fo:font-style="normal" fo:font-weight="bold" style:font-size-asian="10pt" style:font-style-asian="normal" style:font-weight-asian="bold" style:font-name-complex="Liberation Mono"/>
    </style:style>
    <style:style style:name="T6" style:family="text">
      <style:text-properties fo:font-variant="normal" fo:text-transform="none" fo:color="#000000" loext:opacity="100%" style:font-name="Liberation Mono" fo:font-size="10pt" fo:letter-spacing="normal" fo:font-style="italic" fo:font-weight="bold" style:font-size-asian="10pt" style:font-style-asian="italic" style:font-weight-asian="bold" style:font-name-complex="Liberation Mono" style:font-style-complex="italic"/>
    </style:style>
    <style:style style:name="T7" style:family="text">
      <style:text-properties fo:font-variant="normal" fo:text-transform="none" fo:color="#000000" loext:opacity="100%" style:font-name="Liberation Mono" fo:font-size="10pt" fo:letter-spacing="normal" fo:font-style="italic" fo:font-weight="normal" style:font-size-asian="10pt" style:font-style-asian="italic" style:font-weight-asian="normal" style:font-name-complex="Liberation Mono"/>
    </style:style>
    <style:style style:name="T8" style:family="text">
      <style:text-properties fo:font-variant="normal" fo:text-transform="none" fo:color="#000000" loext:opacity="100%" style:text-position="super 58%" style:font-name="Liberation Mono" fo:font-size="10pt" fo:letter-spacing="normal" fo:font-style="normal" fo:font-weight="normal" style:font-size-asian="10pt" style:font-style-asian="normal" style:font-weight-asian="normal" style:font-name-complex="Liberation Mono"/>
    </style:style>
    <style:style style:name="T9" style:family="text">
      <style:text-properties fo:font-variant="normal" fo:text-transform="none" fo:color="#000000" loext:opacity="100%" style:text-position="super 58%" style:font-name="Liberation Mono" fo:font-size="10pt" fo:letter-spacing="normal" fo:font-style="normal" fo:font-weight="bold" style:font-size-asian="10pt" style:font-style-asian="normal" style:font-weight-asian="bold" style:font-name-complex="Liberation Mono"/>
    </style:style>
    <style:style style:name="T10" style:family="text">
      <style:text-properties fo:color="#000000" loext:opacity="100%" style:font-name="Liberation Mono" style:font-name-complex="Liberation Mono"/>
    </style:style>
    <style:style style:name="T11" style:family="text">
      <style:text-properties style:font-name="Liberation Mono" style:font-name-complex="Liberation Mon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e_20_préformaté"><text:span text:style-name="T1">Le XXXI</text:span><text:span text:style-name="T8">e</text:span><text:span text:style-name="T1"> championnat d’Europe de Diplomatie a lieu en cette année 2023 au cœur de Paris</text:span><text:span text:style-name="T5"> du vendredi 24 au dimanche 26 novembre</text:span><text:span text:style-name="T1">. </text:span><text:span text:style-name="T5">L’hôtel </text:span><text:span text:style-name="T6">La Louisiane</text:span><text:span text:style-name="T5"> accueille la compétition au 60 de la rue de Seine dans le 6</text:span><text:span text:style-name="T9">e</text:span><text:span text:style-name="T5"> arrondissement, </text:span><text:span text:style-name="T1">pour notre plus grand bonheur à tous. (possibilité de loger sur place avec des tarifs réduits pour les diplomates venant de l’étranger pour le tournoi)</text:span></text:p>
      <text:p text:style-name="Texte_20_préformaté"/>
      <text:p text:style-name="Texte_20_préformaté"><text:span text:style-name="T1">Le championnat d’Europe de Diplomatie ne sera pas un simple tournoi où le seul leitmotiv pourrait être </text:span><text:span text:style-name="T2">« je veux gagner, je veux gagner ». </text:span><text:span text:style-name="T11">Retrouvez déjà le plaisir que l’on connaît dans les parties de Diplomatie, où chacun tente de négocier à l’abri des regards indiscrets et des oreilles trop curieuses. Et ensuite, q</text:span><text:span text:style-name="T1">ue serait ce jeu sans tous ces bons moments de bonne humeur et de franche camaraderie qui succèdent à chaque partie ? Pour ce faire, l’organisation vous concocte un programme qui saura rendre ces rencontres inoubliables.</text:span></text:p>
      <text:p text:style-name="P1"/>
      <text:p text:style-name="Texte_20_préformaté"><text:span text:style-name="T5">Retrouvons-nous dès le vendredi soir à partir de 18h à l’hôtel </text:span><text:span text:style-name="T6">La Louisiane</text:span><text:span text:style-name="T5"> pour une soirée sympathique qui ouvrira le championnat : première des quatre rondes de 20h à minuit </text:span><text:span text:style-name="T4">précédée d’un accueil avec repas sur le pouce et verre de l’amitié offert.</text:span></text:p>
      <text:p text:style-name="P2"/>
      <text:p text:style-name="Texte_20_préformaté"><text:span text:style-name="T1">Le lendemain samedi, accueil à partir de 9h</text:span><text:span text:style-name="T3"> et deux rondes dans la journée, </text:span><text:span text:style-name="T5">la deuxième ronde du week-end de 10 à 14h et la troisième ronde de 15 à 19h. </text:span><text:span text:style-name="T1">Entre deux parties, prenez le temps de souffler, de manger, d’apprécier les échanges entre joueurs venant de toute l’Europe et de refaire cent fois la partie avec toute la bonne foi qui caractérise le bon diplomate.</text:span></text:p>
      <text:p text:style-name="P1"/>
      <text:p text:style-name="Texte_20_préformaté"><text:span text:style-name="T1">Le soir venu, il sera temps de ranger les boîtes de jeu et les couteaux encore maculés du sang de vos trahisons. Car ne l’oubliez pas : </text:span><text:span text:style-name="T7">Diplo est à consommer avec modération !</text:span><text:span text:style-name="T1"> On pourra discuter du lieu du prochain championnat d’Europe en 2024 ou parler du championnat du monde l’été prochain à Varedo en Italie. Puis pour se changer les idées à Paris, rien de tel qu’un bon restaurant tous ensemble suivi de la découverte de bars qui ont fait la légende de Saint-Germain-des-Prés. Si vous voulez finir la soirée par des jeux de société pour vous détendre, vous pourrez aussi rejoindre l’hôtel où un coin sera réservé avec des jeux prévus par l’organisation.</text:span></text:p>
      <text:p text:style-name="P1"/>
      <text:p text:style-name="Texte_20_préformaté"><text:span text:style-name="T1">Dimanche matin, après une nuit plus ou moins longue, c’est reparti. </text:span><text:span text:style-name="T5">La dernière (et quatrième) ronde commencera dès 10h. </text:span><text:span text:style-name="T4">Il y aura une table finale si au moins 28 joueurs avec plus de zéro point à l’issue des trois premières rondes.</text:span><text:span text:style-name="T5"> </text:span><text:span text:style-name="T1">Attention, vous n’avez pas besoin de jouer les 3 rondes qualificatives pour vous qualifier en table finale (cf. le règlement). Pour ceux qui ne jouent qu’une ronde ou deux sur les trois premières, il est possible de se qualifier si l’on a un très bon résultat ou deux bons. En parallèle de la table finale, il y aura des parties de classement. Seul le titre est réservé au vainqueur de la table finale ; si vous avez loupé la finale de peu, avec un nouveau bon résultat sur la dernière partie, vous pouvez accrocher un joli podium ou simplement jouer une dernière partie pour le plaisir ou vous assurer un diplôme de meilleur pays.</text:span></text:p>
      <text:p text:style-name="Texte_20_préformaté"><text:span text:style-name="T5">Si table finale, </text:span><text:span text:style-name="T1">les sept meilleurs, qui auront démontré leurs meilleurs talents de diplomate, s’y mesureront dans un suspens insoutenable. L’enjeu sera le titre de champion d’Europe 2023 de Diplomatie et de succéder au Suisse Christophe Borgeat au palmarès.</text:span></text:p>
      <text:p text:style-name="P1"/>
      <text:p text:style-name="Texte_20_préformaté"><text:span text:style-name="T5">À 14h30, ça sera l’heure de conclure ! </text:span><text:span text:style-name="T1">Voici le temps des joies et des déceptions à l’annonce des résultats. Mais quoi qu’il advienne vous garderez un bon souvenir de ces rencontres à Paris.</text:span></text:p>
      <text:p text:style-name="P1">Préparez-vous à nous rejoindre, en vous pré-inscrivant dès maintenant ! Un seul mot d’ordre « s’amuser », lors de ce trentième-et-unième championnat d’Europe de Diplomatie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pitch="variable"/>
    <style:font-face style:name="NSimSun" svg:font-family="NSimSun" style:font-pitch="variable"/>
    <style:font-face style:name="NSimSun1" svg:font-family="NSimSun" style:font-family-generic="modern"/>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NSimSun" style:font-family-asian="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itre"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Légende"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Texte_20_préformaté" style:display-name="Texte préformaté" style:family="paragraph" style:parent-style-name="Standard">
      <style:paragraph-properties fo:margin-top="0in" fo:margin-bottom="0in" style:contextual-spacing="false"/>
      <style:text-properties style:font-name="Liberation Mono" fo:font-family="'Liberation Mono', 'Courier New'" style:font-family-generic="modern"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Lecointre</meta:initial-creator>
    <meta:creation-date>2023-08-28T12:38:02.872000000</meta:creation-date>
    <dc:creator>Gabriel Lecointre</dc:creator>
    <dc:date>2023-08-31T17:52:22.051000000</dc:date>
    <meta:editing-cycles>6</meta:editing-cycles>
    <meta:editing-duration>PT1H14M31S</meta:editing-duration>
    <meta:document-statistic meta:table-count="0" meta:image-count="0" meta:object-count="0" meta:page-count="1" meta:paragraph-count="9" meta:word-count="635" meta:character-count="3677" meta:non-whitespace-character-count="3051"/>
    <meta:generator>LibreOffice/7.4.7.2$Linux_X86_64 LibreOffice_project/40$Build-2</meta:generator>
  </office:meta>
</office:document-meta>
</file>